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  <style:text-properties officeooo:rsid="0000e4d6" officeooo:paragraph-rsid="0000e4d6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00e4d6" officeooo:paragraph-rsid="0000e4d6"/>
    </style:style>
    <style:style style:name="P3" style:family="paragraph" style:parent-style-name="Heading_20_1">
      <style:paragraph-properties fo:margin-top="0in" fo:margin-bottom="0in" style:contextual-spacing="false"/>
      <style:text-properties officeooo:rsid="0000e4d6" officeooo:paragraph-rsid="0000e4d6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034aa6" officeooo:paragraph-rsid="00034aa6"/>
    </style:style>
    <style:style style:name="T1" style:family="text">
      <style:text-properties officeooo:rsid="00034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y I techniki zarządzania</text:p>
      <text:h text:style-name="P3" text:outline-level="1">Lekcja 1 (20/2/2024):</text:h>
      <text:p text:style-name="Text_20_body">Dr Marcin Olkiewicz – 518a konsultacje, marcin.olkiewicz@tu.koszalin.pl</text:p>
      <text:p text:style-name="Text_20_body">Literatura:</text:p>
      <text:p text:style-name="Text_20_body">Nowoczesne metody I techniki zarządzania – Jean Beliman</text:p>
      <text:p text:style-name="P2">.</text:p>
      <text:p text:style-name="P2">.</text:p>
      <text:h text:style-name="Heading_20_1" text:outline-level="1">Lekcja <text:span text:style-name="T1">3</text:span> (<text:span text:style-name="T1">5</text:span>/<text:span text:style-name="T1">3</text:span>/2024):</text:h>
      <text:p text:style-name="P4">Czym jest cel?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00e4d6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2pt" fo:font-weight="bold" officeooo:rsid="0000e4d6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52in" fo:margin-right="0.31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8:01:08.619540753</meta:creation-date>
    <dc:date>2024-03-05T08:20:25.022187367</dc:date>
    <meta:editing-duration>PT6M49S</meta:editing-duration>
    <meta:editing-cycles>2</meta:editing-cycles>
    <meta:generator>LibreOffice/24.2.0.3$Linux_X86_64 LibreOffice_project/420$Build-3</meta:generator>
    <meta:document-statistic meta:table-count="0" meta:image-count="0" meta:object-count="0" meta:page-count="1" meta:paragraph-count="9" meta:word-count="29" meta:character-count="223" meta:non-whitespace-character-count="201"/>
  </office:meta>
</office:document-meta>
</file>